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5E0000019096B2CDB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3">
      <style:graphic-properties draw:fill-color="#ffffff" draw:auto-grow-height="true" fo:min-height="3.506cm"/>
    </style:style>
    <style:style style:name="pr2" style:family="presentation" style:parent-style-name="prs-strategy-outline1">
      <style:graphic-properties draw:fill="bitmap" draw:fill-image-name="Bitmape_20_2" draw:auto-grow-height="true" fo:min-height="16.208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3">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3">
      <style:graphic-properties draw:fill-color="#ffffff" draw:auto-grow-height="true" fo:min-height="3.506cm"/>
    </style:style>
    <style:style style:name="pr7" style:family="presentation" style:parent-style-name="prs-strategy-title" style:list-style-name="L3">
      <style:graphic-properties draw:fill-color="#ffffff" draw:auto-grow-height="true" fo:min-height="3.506cm"/>
    </style:style>
    <style:style style:name="pr8" style:family="presentation" style:parent-style-name="prs-strategy-title" style:list-style-name="L3">
      <style:graphic-properties draw:fill-color="#ffffff" draw:auto-grow-height="true" fo:min-height="3.506cm"/>
    </style:style>
    <style:style style:name="pr9" style:family="presentation" style:parent-style-name="prs-strategy-title" style:list-style-name="L3">
      <style:graphic-properties draw:fill-color="#ffffff" draw:auto-grow-height="true" fo:min-height="3.506cm"/>
    </style:style>
    <style:style style:name="pr10" style:family="presentation" style:parent-style-name="prs-strateg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color="#cc0000" fo:hyphenate="fals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color="#cc0000"/>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3.506cm" svg:x="2.058cm" svg:y="0.325cm" presentation:class="title">
          <draw:text-box>
            <text:p text:style-name="P1">Файловая система</text:p>
          </draw:text-box>
        </draw:frame>
        <draw:frame presentation:style-name="pr2" draw:text-style-name="P2" draw:layer="layout" svg:width="25.571cm" svg:height="16.208cm" svg:x="1cm" svg:y="3.2cm" presentation:class="outline" presentation:user-transformed="true">
          <draw:text-box>
            <text:p text:style-name="P2"><text:span text:style-name="T1">60 мин. STEP 5</text:span></text:p>
            <text:p text:style-name="P2"><text:span text:style-name="T1">/5 10\ \10 15 20 25 35/ <text:s/>/\0 45 50 55\\</text:span></text:p>
            <text:p text:style-name="P2"><text:span text:style-name="T1"/></text:p>
            <text:p text:style-name="P2"><text:span text:style-name="T1">\\Конец и Начало Файл Папка\\-Windows</text:span></text:p>
            <text:p text:style-name="P2"><text:span text:style-name="T1">\\Негатив файл дерево\\-Linux</text:span></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1T1">
        <draw:frame presentation:style-name="pr4" draw:text-style-name="P1" draw:layer="layout" svg:width="23.911cm" svg:height="3.506cm" svg:x="2.058cm" svg:y="0.325cm" presentation:class="title">
          <draw:text-box draw:corner-radius="0.024cm">
            <text:p text:style-name="P1">Обзор</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Опишите основные планы</text:p>
              </text:list-item>
              <text:list-item>
                <text:p text:style-name="P4">Объясните, в чем заключается долгосрочная цель</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1T1">
        <draw:frame presentation:style-name="pr6" draw:text-style-name="P1" draw:layer="layout" svg:width="23.911cm" svg:height="3.506cm" svg:x="2.058cm" svg:y="0.325cm" presentation:class="title">
          <draw:text-box draw:corner-radius="0.032cm">
            <text:p text:style-name="P1">Долгосрочная цель</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4">Обозначьте желаемую цель</text:p>
              </text:list-item>
              <text:list-item>
                <text:p text:style-name="P4">Опишите цель более детально</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1T1">
        <draw:frame presentation:style-name="pr7" draw:text-style-name="P1" draw:layer="layout" svg:width="23.911cm" svg:height="3.506cm" svg:x="2.058cm" svg:y="0.325cm" presentation:class="title">
          <draw:text-box draw:corner-radius="9.472cm">
            <text:p text:style-name="P1">Текущая ситуация</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4">Дайте обзор текущей ситуации</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3"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1T1">
        <draw:frame presentation:style-name="pr8" draw:text-style-name="P1" draw:layer="layout" svg:width="23.911cm" svg:height="3.506cm" svg:x="2.058cm" svg:y="0.325cm" presentation:class="title">
          <draw:text-box draw:corner-radius="10.162cm">
            <text:p text:style-name="P1">Развитие до сегодняшнего дня</text:p>
          </draw:text-box>
        </draw:frame>
        <draw:frame presentation:style-name="pr5" draw:text-style-name="P5" draw:layer="layout" svg:width="23.548cm" svg:height="13.231cm" svg:x="3.023cm" svg:y="6.178cm" presentation:class="outline" presentation:user-transformed="true">
          <draw:text-box draw:corner-radius="10.162cm">
            <text:list text:style-name="L2">
              <text:list-item>
                <text:p text:style-name="P4">Развитие ситуации до сегодняшнего дня</text:p>
              </text:list-item>
              <text:list-item>
                <text:p text:style-name="P4">Важная информация</text:p>
              </text:list-item>
              <text:list-item>
                <text:p text:style-name="P4">Прогнозы, которые оказались неверны</text:p>
              </text:list-item>
              <text:list-item>
                <text:p text:style-name="P4">Прогнозы, которые оправдались</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3" draw:layer="layout" svg:width="14.517cm" svg:height="11.409cm" svg:x="3.249cm" svg:y="14.13cm" presentation:class="notes" presentation:placeholder="true">
            <draw:text-box/>
          </draw:frame>
        </presentation:notes>
      </draw:page>
      <draw:page draw:name="Потенциальные альтернативы" draw:style-name="dp1" draw:master-page-name="prs-strategy" presentation:presentation-page-layout-name="AL1T1">
        <draw:frame presentation:style-name="pr9" draw:text-style-name="P1" draw:layer="layout" svg:width="23.911cm" svg:height="3.506cm" svg:x="2.058cm" svg:y="0.325cm" presentation:class="title">
          <draw:text-box draw:corner-radius="0.024cm">
            <text:p text:style-name="P1">Потенциальные альтернативы</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Обозначьте альтернативные стратегии</text:p>
              </text:list-item>
              <text:list-item>
                <text:p text:style-name="P4">Опишите “за” и “против” каждой стратегии</text:p>
              </text:list-item>
              <text:list-item>
                <text:p text:style-name="P4">Предоставьте прогноз затрат</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3" draw:layer="layout" svg:width="14.517cm" svg:height="11.409cm" svg:x="3.249cm" svg:y="14.13cm" presentation:class="notes" presentation:placeholder="true">
            <draw:text-box/>
          </draw:frame>
        </presentation:notes>
      </draw:page>
      <draw:page draw:name="Рекомендации" draw:style-name="dp1" draw:master-page-name="prs-strategy" presentation:presentation-page-layout-name="AL1T1">
        <draw:frame presentation:style-name="pr10" draw:text-style-name="P1" draw:layer="layout" svg:width="23.911cm" svg:height="3.506cm" svg:x="2.058cm" svg:y="0.325cm" presentation:class="title">
          <draw:text-box>
            <text:p text:style-name="P1">Рекомендации</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4">Предложите одну или несколько стратегий</text:p>
              </text:list-item>
              <text:list-item>
                <text:p text:style-name="P4">Дайте обзор ожидаемых результатов</text:p>
              </text:list-item>
              <text:list-item>
                <text:p text:style-name="P4">Обозначьте дальнейшие шаги</text:p>
              </text:list-item>
              <text:list-item>
                <text:p text:style-name="P4">Распределите различные задачи</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0000000035E0000019096B2CDBC.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2T05:07:04.91</meta:creation-date>
    <dc:language>en-US</dc:language>
    <meta:editing-cycles>3</meta:editing-cycles>
    <meta:editing-duration>PT12M10S</meta:editing-duration>
    <meta:initial-creator>Сергей Молочников</meta:initial-creator>
    <dc:date>2023-05-22T05:19:09.85</dc:date>
    <dc:creator>Сергей Молочников</dc:creator>
    <meta:document-statistic meta:object-count="37"/>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